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6.5cm" svg:x="3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cm" svg:height="3cm" svg:x="3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cm" svg:height="1.5cm" svg:x="3cm" svg:y="7.5cm">
          <text:p text:style-name="P1">MySQL dri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5cm" svg:height="1.5cm" svg:x="8cm" svg:y="7.5cm">
          <text:p text:style-name="P1">SQLite Dri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cm" svg:height="1.5cm" svg:x="13.5cm" svg:y="7.5cm">
          <text:p text:style-name="P1">Hash dri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2cm" svg:x="2.606cm" svg:y="4.5cm">
          <text:p text:style-name="P1">My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5cm" svg:height="2cm" svg:x="8.106cm" svg:y="4.5cm">
          <text:p text:style-name="P1">libsql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5cm" svg:height="2cm" svg:x="13.606cm" svg:y="4.5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cm" svg:height="1.5cm" svg:x="3cm" svg:y="9cm">
          <text:p text:style-name="P1">Storage dri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5cm" svg:height="3.5cm" svg:x="3cm" svg:y="10.5cm">
          <text:p text:style-name="P1">libdspam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7.5cm" svg:height="3.5cm" svg:x="2.5cm" svg:y="15.5cm">
          <text:p text:style-name="P1">Standalone 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7.5cm" svg:height="3.5cm" svg:x="11cm" svg:y="15.5cm">
          <text:p text:style-name="P1">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4cm" svg:height="2cm" svg:x="10cm" svg:y="21cm">
          <text:p text:style-name="P1">M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5cm" svg:height="2cm" svg:x="15cm" svg:y="21cm">
          <text:p text:style-name="P1">WEB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.5cm" svg:y1="7.5cm" svg:x2="5.106cm" svg:y2="6.5cm" draw:start-shape="id1" draw:start-glue-point="0" draw:end-shape="id2" svg:d="m5500 7500-394-1000">
          <text:p/>
        </draw:connector>
        <draw:connector draw:style-name="gr5" draw:text-style-name="P1" draw:layer="layout" draw:type="line" svg:x1="10.75cm" svg:y1="7.5cm" svg:x2="10.606cm" svg:y2="6.5cm" draw:start-shape="id3" draw:start-glue-point="0" draw:end-shape="id4" svg:d="m10750 7500-144-1000">
          <text:p/>
        </draw:connector>
        <draw:connector draw:style-name="gr5" draw:text-style-name="P1" draw:layer="layout" draw:type="line" svg:x1="15.75cm" svg:y1="7.5cm" svg:x2="16.106cm" svg:y2="6.5cm" draw:start-shape="id5" draw:start-glue-point="0" draw:end-shape="id6" draw:end-glue-point="8" svg:d="m15750 7500 356-1000">
          <text:p/>
        </draw:connector>
        <draw:connector draw:style-name="gr6" draw:text-style-name="P1" draw:layer="layout" draw:type="line" svg:x1="6.25cm" svg:y1="15.5cm" svg:x2="10.5cm" svg:y2="14cm" draw:start-shape="id7" draw:start-glue-point="4" draw:end-shape="id8" svg:d="m6250 15500 4250-1500">
          <text:p/>
        </draw:connector>
        <draw:connector draw:style-name="gr6" draw:text-style-name="P1" draw:layer="layout" draw:type="line" svg:x1="14.75cm" svg:y1="15.5cm" svg:x2="10.5cm" svg:y2="14cm" draw:start-shape="id9" draw:start-glue-point="4" draw:end-shape="id8" svg:d="m14750 15500-4250-1500">
          <text:p/>
        </draw:connector>
        <draw:connector draw:style-name="gr5" draw:text-style-name="P1" draw:layer="layout" draw:type="line" svg:x1="12cm" svg:y1="21cm" svg:x2="14.75cm" svg:y2="19cm" draw:start-shape="id10" draw:start-glue-point="0" draw:end-shape="id9" draw:end-glue-point="8" svg:d="m12000 21000 2750-2000">
          <text:p/>
        </draw:connector>
        <draw:connector draw:style-name="gr5" draw:text-style-name="P1" draw:layer="layout" draw:type="line" svg:x1="16.75cm" svg:y1="21cm" svg:x2="14.75cm" svg:y2="19cm" draw:start-shape="id11" draw:start-glue-point="0" draw:end-shape="id9" svg:d="m16750 21000-2000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7T14:01:28</meta:creation-date>
    <dc:date>2011-04-17T14:18:51</dc:date>
    <meta:editing-duration>PT17M24S</meta:editing-duration>
    <meta:editing-cycles>2</meta:editing-cycles>
    <meta:generator>LibreOffice/3.3$Unix LibreOffice_project/330m19$Build-8</meta:generator>
    <meta:document-statistic meta:object-count="21"/>
  </office:meta>
</office:document-meta>
</file>